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>
            <text:p>β</text:p>
          </table:table-cell>
          <table:table-cell table:style-name="ce1" office:value-type="string" calcext:value-type="string">
            <text:p>ω</text:p>
          </table:table-cell>
          <table:table-cell office:value-type="string" calcext:value-type="string">
            <text:p>x(0)</text:p>
          </table:table-cell>
          <table:table-cell office:value-type="string" calcext:value-type="string">
            <text:p>v(0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formula="of:=ROUNDDOWN([.C2]*SQRT(1.5*1.5-[.D2]*[.D2]);2)" office:value-type="float" office:value="0" calcext:value-type="float">
            <text:p>0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DOWN([.C3]*SQRT(1.5*1.5-[.D3]*[.D3]);2)" office:value-type="float" office:value="1.11" calcext:value-type="float">
            <text:p>1,11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ROUNDDOWN([.C4]*SQRT(1.5*1.5-[.D4]*[.D4]);2)" office:value-type="float" office:value="1.41" calcext:value-type="float">
            <text:p>1,41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DOWN([.C5]*SQRT(1.5*1.5-[.D5]*[.D5]);2)" office:value-type="float" office:value="1.5" calcext:value-type="float">
            <text:p>1,5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table:formula="of:=ROUNDDOWN([.C6]*SQRT(1.5*1.5-[.D6]*[.D6]);2)" office:value-type="float" office:value="1.41" calcext:value-type="float">
            <text:p>1,41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ROUNDDOWN([.C7]*SQRT(1.5*1.5-[.D7]*[.D7]);2)" office:value-type="float" office:value="1.11" calcext:value-type="float">
            <text:p>1,11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,5</text:p>
          </table:table-cell>
          <table:table-cell table:formula="of:=ROUNDDOWN([.C8]*SQRT(1.5*1.5-[.D8]*[.D8]);2)" office:value-type="float" office:value="0" calcext:value-type="float">
            <text:p>0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-ROUNDDOWN([.C9]*SQRT(1.5*1.5-[.D9]*[.D9]);2)" office:value-type="float" office:value="-1.11" calcext:value-type="float">
            <text:p>-1,11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-ROUNDDOWN([.C10]*SQRT(1.5*1.5-[.D10]*[.D10]);2)" office:value-type="float" office:value="-1.41" calcext:value-type="float">
            <text:p>-1,41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ROUNDDOWN([.C11]*SQRT(1.5*1.5-[.D11]*[.D11]);2)" office:value-type="float" office:value="-1.5" calcext:value-type="float">
            <text:p>-1,5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table:formula="of:=-ROUNDDOWN([.C12]*SQRT(1.5*1.5-[.D12]*[.D12]);2)" office:value-type="float" office:value="-1.41" calcext:value-type="float">
            <text:p>-1,41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-ROUNDDOWN([.C13]*SQRT(1.5*1.5-[.D13]*[.D13]);2)" office:value-type="float" office:value="-1.11" calcext:value-type="float">
            <text:p>-1,11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formula="of:=ROUNDDOWN([.C14]*SQRT(1.5*1.5-[.D14]*[.D14]);2)"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DOWN([.C15]*SQRT(1.5*1.5-[.D15]*[.D15]);2)" office:value-type="float" office:value="1.11" calcext:value-type="float">
            <text:p>1,11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ROUNDDOWN([.C16]*SQRT(1.5*1.5-[.D16]*[.D16]);2)" office:value-type="float" office:value="1.41" calcext:value-type="float">
            <text:p>1,41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DOWN([.C17]*SQRT(1.5*1.5-[.D17]*[.D17]);2)" office:value-type="float" office:value="1.5" calcext:value-type="float">
            <text:p>1,5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table:formula="of:=ROUNDDOWN([.C18]*SQRT(1.5*1.5-[.D18]*[.D18]);2)" office:value-type="float" office:value="1.41" calcext:value-type="float">
            <text:p>1,41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ROUNDDOWN([.C19]*SQRT(1.5*1.5-[.D19]*[.D19]);2)" office:value-type="float" office:value="1.11" calcext:value-type="float">
            <text:p>1,11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,5</text:p>
          </table:table-cell>
          <table:table-cell table:formula="of:=ROUNDDOWN([.C20]*SQRT(1.5*1.5-[.D20]*[.D20]);2)" office:value-type="float" office:value="0" calcext:value-type="float">
            <text:p>0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-ROUNDDOWN([.C21]*SQRT(1.5*1.5-[.D21]*[.D21]);2)" office:value-type="float" office:value="-1.11" calcext:value-type="float">
            <text:p>-1,11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-ROUNDDOWN([.C22]*SQRT(1.5*1.5-[.D22]*[.D22]);2)" office:value-type="float" office:value="-1.41" calcext:value-type="float">
            <text:p>-1,41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ROUNDDOWN([.C23]*SQRT(1.5*1.5-[.D23]*[.D23]);2)" office:value-type="float" office:value="-1.5" calcext:value-type="float">
            <text:p>-1,5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table:formula="of:=-ROUNDDOWN([.C24]*SQRT(1.5*1.5-[.D24]*[.D24]);2)" office:value-type="float" office:value="-1.41" calcext:value-type="float">
            <text:p>-1,41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-ROUNDDOWN([.C25]*SQRT(1.5*1.5-[.D25]*[.D25]);2)" office:value-type="float" office:value="-1.11" calcext:value-type="float">
            <text:p>-1,11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formula="of:=ROUNDDOWN([.C26]*SQRT(1.5*1.5-[.D26]*[.D26]);2)" office:value-type="float" office:value="0" calcext:value-type="float">
            <text:p>0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ROUNDDOWN([.C27]*SQRT(1.5*1.5-[.D27]*[.D27]);2)" office:value-type="float" office:value="1.11" calcext:value-type="float">
            <text:p>1,11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ROUNDDOWN([.C28]*SQRT(1.5*1.5-[.D28]*[.D28]);2)" office:value-type="float" office:value="1.41" calcext:value-type="float">
            <text:p>1,41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DOWN([.C29]*SQRT(1.5*1.5-[.D29]*[.D29]);2)" office:value-type="float" office:value="1.5" calcext:value-type="float">
            <text:p>1,5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table:formula="of:=ROUNDDOWN([.C30]*SQRT(1.5*1.5-[.D30]*[.D30]);2)" office:value-type="float" office:value="1.41" calcext:value-type="float">
            <text:p>1,41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ROUNDDOWN([.C31]*SQRT(1.5*1.5-[.D31]*[.D31]);2)" office:value-type="float" office:value="1.11" calcext:value-type="float">
            <text:p>1,11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5" calcext:value-type="float">
            <text:p>-1,5</text:p>
          </table:table-cell>
          <table:table-cell table:formula="of:=ROUNDDOWN([.C32]*SQRT(1.5*1.5-[.D32]*[.D32]);2)" office:value-type="float" office:value="0" calcext:value-type="float">
            <text:p>0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-ROUNDDOWN([.C33]*SQRT(1.5*1.5-[.D33]*[.D33]);2)" office:value-type="float" office:value="-1.11" calcext:value-type="float">
            <text:p>-1,11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-ROUNDDOWN([.C34]*SQRT(1.5*1.5-[.D34]*[.D34]);2)" office:value-type="float" office:value="-1.41" calcext:value-type="float">
            <text:p>-1,41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ROUNDDOWN([.C35]*SQRT(1.5*1.5-[.D35]*[.D35]);2)" office:value-type="float" office:value="-1.5" calcext:value-type="float">
            <text:p>-1,5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table:formula="of:=-ROUNDDOWN([.C36]*SQRT(1.5*1.5-[.D36]*[.D36]);2)" office:value-type="float" office:value="-1.41" calcext:value-type="float">
            <text:p>-1,41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-ROUNDDOWN([.C37]*SQRT(1.5*1.5-[.D37]*[.D37]);2)" office:value-type="float" office:value="-1.11" calcext:value-type="float">
            <text:p>-1,11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formula="of:=ROUNDDOWN([.C38]*SQRT(1.5*1.5-[.D38]*[.D38]);2)" office:value-type="float" office:value="0" calcext:value-type="float">
            <text:p>0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DOWN([.C39]*SQRT(1.5*1.5-[.D39]*[.D39]);2)" office:value-type="float" office:value="1.11" calcext:value-type="float">
            <text:p>1,11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ROUNDDOWN([.C40]*SQRT(1.5*1.5-[.D40]*[.D40]);2)" office:value-type="float" office:value="1.41" calcext:value-type="float">
            <text:p>1,41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DOWN([.C41]*SQRT(1.5*1.5-[.D41]*[.D41]);2)" office:value-type="float" office:value="1.5" calcext:value-type="float">
            <text:p>1,5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table:formula="of:=ROUNDDOWN([.C42]*SQRT(1.5*1.5-[.D42]*[.D42]);2)" office:value-type="float" office:value="1.41" calcext:value-type="float">
            <text:p>1,41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ROUNDDOWN([.C43]*SQRT(1.5*1.5-[.D43]*[.D43]);2)" office:value-type="float" office:value="1.11" calcext:value-type="float">
            <text:p>1,11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,5</text:p>
          </table:table-cell>
          <table:table-cell table:formula="of:=ROUNDDOWN([.C44]*SQRT(1.5*1.5-[.D44]*[.D44]);2)" office:value-type="float" office:value="0" calcext:value-type="float">
            <text:p>0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-ROUNDDOWN([.C45]*SQRT(1.5*1.5-[.D45]*[.D45]);2)" office:value-type="float" office:value="-1.11" calcext:value-type="float">
            <text:p>-1,11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-ROUNDDOWN([.C46]*SQRT(1.5*1.5-[.D46]*[.D46]);2)" office:value-type="float" office:value="-1.41" calcext:value-type="float">
            <text:p>-1,41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ROUNDDOWN([.C47]*SQRT(1.5*1.5-[.D47]*[.D47]);2)" office:value-type="float" office:value="-1.5" calcext:value-type="float">
            <text:p>-1,5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table:formula="of:=-ROUNDDOWN([.C48]*SQRT(1.5*1.5-[.D48]*[.D48]);2)" office:value-type="float" office:value="-1.41" calcext:value-type="float">
            <text:p>-1,41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-ROUNDDOWN([.C49]*SQRT(1.5*1.5-[.D49]*[.D49]);2)" office:value-type="float" office:value="-1.11" calcext:value-type="float">
            <text:p>-1,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7:33:55.842000000</meta:creation-date>
    <dc:date>2016-09-12T18:12:10.539000000</dc:date>
    <meta:editing-duration>PT38M12S</meta:editing-duration>
    <meta:editing-cycles>5</meta:editing-cycles>
    <meta:generator>LibreOffice/5.1.2.2$Windows_x86 LibreOffice_project/d3bf12ecb743fc0d20e0be0c58ca359301eb705f</meta:generator>
    <meta:document-statistic meta:table-count="1" meta:cell-count="244" meta:object-count="0"/>
  </office:meta>
</office:document-meta>
</file>